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120" officeooo:paragraph-rsid="000e5120" fo:background-color="#999999"/>
    </style:style>
    <style:style style:name="P2" style:family="paragraph" style:parent-style-name="Standard">
      <style:text-properties officeooo:rsid="000e9904" officeooo:paragraph-rsid="000e9904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eck if the number of arguments are either 5 or 6<text:line-break/>if 5, then should be uninformed, else error.<text:line-break/>if 6 then should be informed, else error. </text:p>
      <text:p text:style-name="P1"/>
      <text:p text:style-name="P2">Read the file from the command line</text:p>
      <text:p text:style-name="P2">Figure out a way to differentiate between data given in the file according to the pattern i.e if uninformed then 3 data on a single line, city 1, city 2, distance,</text:p>
      <text:p text:style-name="P2">if informed then the above method plus the another file where 2 data on a single line, 1 city and one value. <text:s/></text:p>
      <text:p text:style-name="P2">Figure out a way to store it.</text:p>
      <text:p text:style-name="P2">Check for end of file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9T16:21:36.231882873</meta:creation-date>
    <dc:date>2018-08-29T17:15:27.286445820</dc:date>
    <meta:editing-duration>PT29M50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6" meta:word-count="99" meta:character-count="496" meta:non-whitespace-character-count="400"/>
  </office:meta>
</office:document-meta>
</file>